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2febe" officeooo:paragraph-rsid="0002febe"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none" fo:font-weight="normal" officeooo:rsid="0006d29c" officeooo:paragraph-rsid="0006d29c" style:font-size-asian="16pt" style:font-weight-asian="normal" style:font-size-complex="16pt" style:font-weight-complex="normal"/>
    </style:style>
    <style:style style:name="P3" style:family="paragraph" style:parent-style-name="Standard">
      <style:paragraph-properties fo:text-align="end" style:justify-single-word="false"/>
      <style:text-properties fo:font-size="16pt" style:text-underline-style="none" fo:font-weight="normal" officeooo:rsid="0006d29c" officeooo:paragraph-rsid="0006d29c" style:font-size-asian="16pt" style:font-weight-asian="normal" style:font-size-complex="16pt" style:font-weight-complex="normal"/>
    </style:style>
    <style:style style:name="P4" style:family="paragraph" style:parent-style-name="Standard">
      <style:paragraph-properties fo:text-align="end" style:justify-single-word="false"/>
      <style:text-properties fo:font-size="14pt" fo:font-weight="bold" officeooo:rsid="0002febe" officeooo:paragraph-rsid="0002febe"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2febe" officeooo:paragraph-rsid="0002feb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2febe" officeooo:paragraph-rsid="0002febe"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02febe" officeooo:paragraph-rsid="0002febe"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03ee41" officeooo:paragraph-rsid="0003ee41"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03ee41" officeooo:paragraph-rsid="00082f02"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3ee41" officeooo:paragraph-rsid="00090146"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4pt" fo:font-weight="normal" officeooo:rsid="0003ee41" officeooo:paragraph-rsid="00090146"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fo:font-size="14pt" fo:font-weight="normal" officeooo:rsid="0003ee41" officeooo:paragraph-rsid="00082f02"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056c89" officeooo:paragraph-rsid="00056c89"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059a4a" officeooo:paragraph-rsid="00059a4a"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082f02" officeooo:paragraph-rsid="00082f02"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04c3d5" officeooo:paragraph-rsid="0003ee41"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04c3d5" officeooo:paragraph-rsid="00082f02"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04c3d5" officeooo:paragraph-rsid="00090146"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fo:font-size="14pt" fo:font-weight="normal" officeooo:rsid="0004c3d5" officeooo:paragraph-rsid="00082f02"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style="italic" style:text-underline-style="none" fo:font-weight="normal" officeooo:rsid="0002febe" officeooo:paragraph-rsid="0002febe" style:font-size-asian="14pt" style:font-style-asian="italic" style:font-weight-asian="normal" style:font-size-complex="14pt" style:font-style-complex="italic" style:font-weight-complex="normal"/>
    </style:style>
    <style:style style:name="P21" style:family="paragraph" style:parent-style-name="Standard">
      <style:paragraph-properties fo:text-align="start" style:justify-single-word="false"/>
      <style:text-properties fo:font-size="14pt" fo:font-style="italic" style:text-underline-style="none" fo:font-weight="bold" officeooo:rsid="0006d29c" officeooo:paragraph-rsid="0006d29c" style:font-size-asian="14pt" style:font-style-asian="italic" style:font-weight-asian="bold" style:font-size-complex="14pt" style:font-style-complex="italic" style:font-weight-complex="bold"/>
    </style:style>
    <style:style style:name="P22" style:family="paragraph" style:parent-style-name="Standard">
      <style:paragraph-properties fo:text-align="start" style:justify-single-word="false"/>
      <style:text-properties fo:font-size="14pt" fo:font-style="italic" style:text-underline-style="none" fo:font-weight="bold" officeooo:rsid="0006d29c" officeooo:paragraph-rsid="0002febe" style:font-size-asian="14pt" style:font-style-asian="italic" style:font-weight-asian="bold" style:font-size-complex="14pt" style:font-style-complex="italic" style:font-weight-complex="bold"/>
    </style:style>
    <style:style style:name="P23" style:family="paragraph" style:parent-style-name="Standard">
      <style:paragraph-properties fo:text-align="start" style:justify-single-word="false"/>
      <style:text-properties fo:font-size="14pt" fo:font-style="italic" style:text-underline-style="none" fo:font-weight="bold" officeooo:rsid="00079011" officeooo:paragraph-rsid="0006d29c" style:font-size-asian="14pt" style:font-style-asian="italic" style:font-weight-asian="bold" style:font-size-complex="14pt" style:font-style-complex="italic" style:font-weight-complex="bold"/>
    </style:style>
    <style:style style:name="P24" style:family="paragraph" style:parent-style-name="Standard">
      <style:paragraph-properties fo:text-align="start" style:justify-single-word="false"/>
      <style:text-properties fo:font-size="14pt" fo:font-style="normal" style:text-underline-style="none" fo:font-weight="normal" officeooo:rsid="0006d29c" officeooo:paragraph-rsid="0006d29c"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normal" officeooo:rsid="00079011" officeooo:paragraph-rsid="00079011"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082f02" officeooo:paragraph-rsid="00082f02"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04c3d5" officeooo:paragraph-rsid="00090146"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2febe" officeooo:paragraph-rsid="00082f02" style:font-size-asian="26pt" style:font-weight-asian="bold" style:font-size-complex="26pt" style:font-weight-complex="bold"/>
    </style:style>
    <style:style style:name="P29" style:family="paragraph" style:parent-style-name="Standard">
      <style:paragraph-properties fo:text-align="start" style:justify-single-word="false" fo:padding="0.074cm" fo:border-left="none" fo:border-right="none" fo:border-top="none" fo:border-bottom="0.06pt solid #000000" style:join-border="false"/>
      <style:text-properties fo:font-size="14pt" fo:font-weight="normal" officeooo:rsid="0003ee41" officeooo:paragraph-rsid="00090146" style:font-size-asian="14pt" style:font-weight-asian="normal" style:font-size-complex="14pt" style:font-weight-complex="normal"/>
    </style:style>
    <style:style style:name="P30" style:family="paragraph" style:parent-style-name="Standard">
      <style:paragraph-properties fo:text-align="start" style:justify-single-word="false" fo:padding="0.074cm" fo:border-left="none" fo:border-right="none" fo:border-top="none" fo:border-bottom="0.06pt solid #000000" style:join-border="false"/>
      <style:text-properties fo:font-size="14pt" fo:font-weight="normal" officeooo:rsid="0003ee41" officeooo:paragraph-rsid="00082f02" style:font-size-asian="14pt" style:font-weight-asian="normal" style:font-size-complex="14pt" style:font-weight-complex="normal"/>
    </style:style>
    <style:style style:name="P31"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6d29c" officeooo:paragraph-rsid="00082f02" style:font-size-asian="26pt" style:font-weight-asian="bold" style:font-size-complex="26pt" style:font-weight-complex="bold"/>
    </style:style>
    <style:style style:name="P32" style:family="paragraph" style:parent-style-name="Standard">
      <style:paragraph-properties fo:text-align="start" style:justify-single-word="false"/>
      <style:text-properties fo:font-size="14pt" fo:font-weight="normal" officeooo:rsid="00090146" officeooo:paragraph-rsid="00090146"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03ee41" officeooo:paragraph-rsid="0003ee41" style:font-size-asian="14pt" style:font-weight-asian="normal" style:font-size-complex="14pt" style:font-weight-complex="normal"/>
    </style:style>
    <style:style style:name="P34" style:family="paragraph" style:parent-style-name="Standard">
      <style:paragraph-properties fo:text-align="center" style:justify-single-word="false"/>
      <style:text-properties fo:font-size="14pt" fo:font-weight="bold" officeooo:rsid="0003ee41" officeooo:paragraph-rsid="00090146" style:font-size-asian="14pt" style:font-weight-asian="bold" style:font-size-complex="14pt" style:font-weight-complex="bold"/>
    </style:style>
    <style:style style:name="P35" style:family="paragraph" style:parent-style-name="Standard">
      <style:paragraph-properties fo:text-align="center" style:justify-single-word="false"/>
      <style:text-properties fo:font-size="14pt" fo:font-weight="bold" officeooo:rsid="0004c3d5" officeooo:paragraph-rsid="00090146"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fo:font-style="normal" style:text-underline-style="none" fo:font-weight="normal" officeooo:rsid="0006d29c" officeooo:paragraph-rsid="0006d29c"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end" style:justify-single-word="false"/>
      <style:text-properties fo:font-size="16pt" style:text-underline-style="none" fo:font-weight="normal" officeooo:rsid="000a88da" officeooo:paragraph-rsid="000a88da"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weight="bold" officeooo:rsid="0004c3d5" style:font-weight-asian="bold" style:font-weight-complex="bold"/>
    </style:style>
    <style:style style:name="T3" style:family="text">
      <style:text-properties fo:font-weight="bold" officeooo:rsid="00082f02" style:font-weight-asian="bold" style:font-weight-complex="bold"/>
    </style:style>
    <style:style style:name="T4" style:family="text">
      <style:text-properties fo:font-weight="bold" officeooo:rsid="00090146" style:font-weight-asian="bold" style:font-weight-complex="bold"/>
    </style:style>
    <style:style style:name="T5" style:family="text">
      <style:text-properties fo:font-weight="bold" officeooo:rsid="000968ce" style:font-weight-asian="bold" style:font-weight-complex="bold"/>
    </style:style>
    <style:style style:name="T6" style:family="text">
      <style:text-properties officeooo:rsid="0003ee41"/>
    </style:style>
    <style:style style:name="T7" style:family="text">
      <style:text-properties officeooo:rsid="0004c3d5"/>
    </style:style>
    <style:style style:name="T8" style:family="text">
      <style:text-properties officeooo:rsid="0006d29c"/>
    </style:style>
    <style:style style:name="T9" style:family="text">
      <style:text-properties officeooo:rsid="00079011"/>
    </style:style>
    <style:style style:name="T10" style:family="text">
      <style:text-properties officeooo:rsid="00082f02"/>
    </style:style>
    <style:style style:name="T11" style:family="text">
      <style:text-properties officeooo:rsid="00090146"/>
    </style:style>
    <style:style style:name="T12" style:family="text">
      <style:text-properties fo:font-style="normal" style:text-underline-style="none" officeooo:rsid="0004c3d5" style:font-style-asian="normal" style:font-style-complex="normal"/>
    </style:style>
    <style:style style:name="T13" style:family="text">
      <style:text-properties officeooo:rsid="000968ce"/>
    </style:style>
    <style:style style:name="T14" style:family="text">
      <style:text-properties officeooo:rsid="000a88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Decaf <text:span text:style-name="T8">LLVM Code Generator </text:span></text:p>
      <text:p text:style-name="P31">Repo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7">Ashish Kumar</text:p>
      <text:p text:style-name="P3">Mentor: Suresh Purini</text:p>
      <text:p text:style-name="P1"/>
      <text:p text:style-name="P1"><text:soft-page-break/></text:p>
      <text:p text:style-name="P6"/>
      <text:p text:style-name="P21"/>
      <text:p text:style-name="P24"/>
      <text:p text:style-name="P24">Aim: Given a decaf program, parse the input and generate llvm code, after determining the syntactical correctness of the code. This project requires the building of the front end of a compiler, i.e. to generate intermediate representation from the source input.</text:p>
      <text:p text:style-name="P24">The project was divided into 3 phases:</text:p>
      <text:p text:style-name="P24">1. To build a lexer and a parser.</text:p>
      <text:p text:style-name="P24">2. To generate the AST IR</text:p>
      <text:p text:style-name="P24">3. To generate llvm intermediate representation</text:p>
      <text:p text:style-name="P20"/>
      <text:p text:style-name="P22"/>
      <text:p text:style-name="P24">The project is to generate llvm IR fromt the source input. The project requires clear understanding of context free grammars, and working of the front end of the compiler.</text:p>
      <text:p text:style-name="P24">Also, the programmer must have knowledge of c++ programming language, and basic regular expressions. <text:s/>The design of the code is modular and holds good design practices. We have made <text:span text:style-name="T9">sure that</text:span> variable and class declaration follow camelcasing, and descriptive names. </text:p>
      <text:p text:style-name="P24"/>
      <text:p text:style-name="P23"/>
      <text:p text:style-name="P25">The first phase involved writing the lexical analyzer. We had to define all token types and parse them using lex. The tokenizer can be found in “tokens.l”. <text:s/><text:span text:style-name="T10">The parser “parser.y” contains the grammar which determines the syntactic correctness of the code. This phase was done using lex and bison as the main programming tools. A makefile was written to compile the program.</text:span></text:p>
      <text:p text:style-name="P25"/>
      <text:p text:style-name="P26">The second phase involved required generating AST IR. This was done by declaring classes in “codegen.cpp” and using the concept of inheritence. Hence, the reuquirement of an object oriented language. The code was written with modularity and all classes were given a “print()” function which allows the AST to be printed. All parent nodes call the print function of their child nodes and this has been done recursively. </text:p>
      <text:p text:style-name="P26"/>
      <text:p text:style-name="P9"/>
      <text:p text:style-name="P9"/>
      <text:p text:style-name="P9"/>
      <text:p text:style-name="P9"/>
      <text:p text:style-name="P9"/>
      <text:p text:style-name="P9"/>
      <text:p text:style-name="P9"/>
      <text:p text:style-name="P9"/>
      <text:p text:style-name="P9"/>
      <text:p text:style-name="P9"><text:soft-page-break/></text:p>
      <text:p text:style-name="P9"><text:span text:style-name="T1">AST Class</text:span><text:span text:style-name="T3">es</text:span><text:span text:style-name="T1"> </text:span><text:span text:style-name="T2">and inheritence</text:span>:</text:p>
      <text:p text:style-name="P12"/>
      <text:p text:style-name="P12"/>
      <text:p text:style-name="P12"/>
      <text:p text:style-name="P12"><text:span text:style-name="T1"><text:s/><text:tab/><text:tab/><text:tab/>AST</text:span><text:span text:style-name="T2">Start</text:span><text:span text:style-name="T1"> node</text:span><text:tab/><text:tab/><text:tab/><text:tab/></text:p>
      <text:p text:style-name="P30"/>
      <text:p text:style-name="P9"><text:tab/>|<text:tab/><text:tab/>|<text:tab/><text:tab/><text:tab/>|<text:tab/><text:tab/>|<text:tab/><text:tab/><text:tab/><text:span text:style-name="T11">|<text:tab/><text:tab/>|</text:span></text:p>
      <text:p text:style-name="P10">ASTExpr <text:s text:c="7"/>ASTStatement<text:tab/><text:tab/>ASTDecl <text:tab/>ASTProgram <text:s text:c="4"/><text:span text:style-name="T12">ASTOp <text:s text:c="5"/>Variable</text:span></text:p>
      <text:p text:style-name="P11"/>
      <text:p text:style-name="P11"/>
      <text:p text:style-name="P11"/>
      <text:p text:style-name="P11"><text:span text:style-name="T1">ASTD</text:span><text:span text:style-name="T4">e</text:span><text:span text:style-name="T1">cl</text:span> </text:p>
      <text:p text:style-name="P29"/>
      <text:p text:style-name="P32"><text:tab/><text:tab/><text:tab/>|<text:tab/><text:tab/> <text:tab/><text:tab/>|</text:p>
      <text:p text:style-name="P10"><text:tab/>ASTMethodDecl<text:tab/> <text:s text:c="3"/><text:tab/><text:tab/>ASTVarDecl</text:p>
      <text:p text:style-name="P11"/>
      <text:p text:style-name="P11"/>
      <text:p text:style-name="P11"/>
      <text:p text:style-name="P34">ASTStatement </text:p>
      <text:p text:style-name="P29"/>
      <text:p text:style-name="P32">|<text:tab/><text:tab/><text:tab/> <text:s/>| <text:s text:c="12"/>|<text:tab/><text:tab/>|<text:tab/><text:tab/>|<text:tab/> <text:tab/><text:tab/>|<text:tab/> <text:s text:c="5"/>|</text:p>
      <text:p text:style-name="P10">ASTAssignment <text:s text:c="2"/>ASTIf <text:s/>ASTFor <text:s text:c="2"/>ASTReturn <text:s text:c="2"/><text:span text:style-name="T7">ASTBlock <text:s/>ASTKeyword <text:s text:c="4"/>ASTCaller</text:span></text:p>
      <text:p text:style-name="P10"/>
      <text:p text:style-name="P10"/>
      <text:p text:style-name="P10"/>
      <text:p text:style-name="P35">ASTCaller</text:p>
      <text:p text:style-name="P29"/>
      <text:p text:style-name="P32"><text:tab/><text:tab/><text:tab/>|<text:tab/><text:tab/><text:tab/><text:tab/><text:tab/>|</text:p>
      <text:p text:style-name="P18"><text:tab/><text:tab/> ASTCallout <text:tab/><text:tab/><text:tab/> ASTMethodCall</text:p>
      <text:p text:style-name="P18"/>
      <text:p text:style-name="P18"/>
      <text:p text:style-name="P19"><text:span text:style-name="T1">ASTExpr</text:span> </text:p>
      <text:p text:style-name="P29"><text:tab/></text:p>
      <text:p text:style-name="P32"><text:tab/><text:tab/><text:tab/>|<text:tab/><text:tab/><text:tab/><text:tab/><text:tab/>|</text:p>
      <text:p text:style-name="P18"><text:tab/><text:tab/> ASTLocation<text:tab/><text:tab/> ASTInt other constant classes</text:p>
      <text:p text:style-name="P17"/>
      <text:p text:style-name="P27"/>
      <text:p text:style-name="P26"/>
      <text:p text:style-name="P26"/>
      <text:p text:style-name="P26"/>
      <text:p text:style-name="P26"><text:soft-page-break/>The third phase requried the generation of llvm IR. This was done using llvm module and required online reference beacause of the typical syntax. In this phase, we used an online template for generating llvm code and then wrote llvm code corresponding to each class in the AST. </text:p>
      <text:p text:style-name="P26"/>
      <text:p text:style-name="P26"/>
      <text:p text:style-name="P5">Problems Faced: </text:p>
      <text:p text:style-name="P7"/>
      <text:p text:style-name="P7"><text:span text:style-name="T14">1</text:span>. 27 Shift/Reduce conflicts. Th<text:span text:style-name="T14">e modulus operator was made left associative.</text:span></text:p>
      <text:p text:style-name="P7"/>
      <text:p text:style-name="P7">3. Initially, the grammar that we wrote had separate <text:span text:style-name="T6">'</text:span>statement<text:span text:style-name="T6">'</text:span> grammar for the program body and the method <text:span text:style-name="T6">block</text:span>. Our program was running incorrectly because of this.</text:p>
      <text:p text:style-name="P7"/>
      <text:p text:style-name="P8">4. Installling LLVM <text:span text:style-name="T14">3.2 did not work. So, we upgraded to 3.4.</text:span></text:p>
      <text:p text:style-name="P8"/>
      <text:p text:style-name="P8">5. Initially, we were storing the variables as string and had not specified a separate class for them. This caused us problems during the llvm code generation part. <text:span text:style-name="T14">The new Variable class is generate at terminal Id. A single non-terminal node Variable which holds the identifier.</text:span></text:p>
      <text:p text:style-name="P8"/>
      <text:p text:style-name="P8"/>
      <text:p text:style-name="P8"/>
      <text:p text:style-name="P16"/>
      <text:p text:style-name="P13"><text:span text:style-name="T5">Conclusion and </text:span><text:span text:style-name="T3">Future Work</text:span>:</text:p>
      <text:p text:style-name="P13"/>
      <text:p text:style-name="P13">1. The AST part of the project works for all <text:span text:style-name="T10">decaf code</text:span>.</text:p>
      <text:p text:style-name="P13">2. The llvm code generation part of the project is not done for <text:s/>FOR, IF, CALLOUT statements. <text:span text:style-name="T10">Hence, the code does not handle recursions, and can not print any output.</text:span></text:p>
      <text:p text:style-name="P13"/>
      <text:p text:style-name="P14"><text:span text:style-name="T10">LLVM R</text:span>esource: ageofblue.blogspot.in/2012/01/writing-your-own-toy-compiler-using.html</text:p>
      <text:p text:style-name="P13"/>
      <text:p text:style-name="P15">The <text:span text:style-name="T13">future</text:span> aim will be be to complete the llvm code generation for the rest of the statements.</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5:28:19.507210193</meta:creation-date>
    <dc:date>2014-12-04T12:15:50.698923442</dc:date>
    <meta:editing-duration>PT10M54S</meta:editing-duration>
    <meta:editing-cycles>6</meta:editing-cycles>
    <meta:generator>LibreOffice/4.2.7.2$Linux_x86 LibreOffice_project/420m0$Build-2</meta:generator>
    <meta:document-statistic meta:table-count="0" meta:image-count="0" meta:object-count="0" meta:page-count="4" meta:paragraph-count="42" meta:word-count="541" meta:character-count="3449" meta:non-whitespace-character-count="2815"/>
  </office:meta>
</office:document-meta>
</file>